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900000371847D78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officeooo:paragraph-rsid="00264c35"/>
    </style:style>
    <style:style style:name="P3" style:family="paragraph" style:parent-style-name="Standard">
      <style:paragraph-properties fo:text-align="center" style:justify-single-word="false"/>
      <style:text-properties officeooo:paragraph-rsid="00264c35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9f131" officeooo:paragraph-rsid="0029f131"/>
    </style:style>
    <style:style style:name="P5" style:family="paragraph" style:parent-style-name="Standard">
      <style:paragraph-properties fo:text-align="start" style:justify-single-word="false"/>
      <style:text-properties officeooo:rsid="0029f131" officeooo:paragraph-rsid="0029f131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a3a4c" officeooo:paragraph-rsid="002a3a4c"/>
    </style:style>
    <style:style style:name="P7" style:family="paragraph" style:parent-style-name="Standard">
      <style:paragraph-properties fo:text-align="start" style:justify-single-word="false"/>
      <style:text-properties officeooo:rsid="002a3a4c" officeooo:paragraph-rsid="002a3a4c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aaa2a" officeooo:paragraph-rsid="002aaa2a"/>
    </style:style>
    <style:style style:name="P9" style:family="paragraph" style:parent-style-name="Standard">
      <style:paragraph-properties fo:text-align="start" style:justify-single-word="false"/>
      <style:text-properties officeooo:rsid="002aaa2a" officeooo:paragraph-rsid="002aaa2a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b537a" officeooo:paragraph-rsid="002b537a"/>
    </style:style>
    <style:style style:name="P11" style:family="paragraph" style:parent-style-name="Standard">
      <style:paragraph-properties fo:text-align="start" style:justify-single-word="false"/>
      <style:text-properties officeooo:rsid="002b537a" officeooo:paragraph-rsid="002b537a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c02fb" officeooo:paragraph-rsid="002c02fb"/>
    </style:style>
    <style:style style:name="P13" style:family="paragraph" style:parent-style-name="Standard">
      <style:paragraph-properties fo:text-align="start" style:justify-single-word="false"/>
      <style:text-properties officeooo:rsid="002c02fb" officeooo:paragraph-rsid="002c02f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d156a" officeooo:paragraph-rsid="002d156a"/>
    </style:style>
    <style:style style:name="P15" style:family="paragraph" style:parent-style-name="Standard">
      <style:paragraph-properties fo:text-align="start" style:justify-single-word="false"/>
      <style:text-properties officeooo:rsid="002d156a" officeooo:paragraph-rsid="002d156a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dda1d" officeooo:paragraph-rsid="002dda1d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2dda1d" officeooo:paragraph-rsid="002dda1d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2e5833" officeooo:paragraph-rsid="002e5833"/>
    </style:style>
    <style:style style:name="T1" style:family="text">
      <style:text-properties officeooo:rsid="001d9ab3"/>
    </style:style>
    <style:style style:name="T2" style:family="text">
      <style:text-properties officeooo:rsid="0026919b"/>
    </style:style>
    <style:style style:name="T3" style:family="text">
      <style:text-properties style:text-position="super 58%" officeooo:rsid="0026919b"/>
    </style:style>
    <style:style style:name="T4" style:family="text">
      <style:text-properties style:text-position="super 58%" style:font-name="Liberation Serif1"/>
    </style:style>
    <style:style style:name="T5" style:family="text">
      <style:text-properties style:text-position="super 58%" style:font-name="Liberation Serif1" style:text-underline-style="none" officeooo:rsid="002aaa2a"/>
    </style:style>
    <style:style style:name="T6" style:family="text">
      <style:text-properties officeooo:rsid="0028e4b0"/>
    </style:style>
    <style:style style:name="T7" style:family="text">
      <style:text-properties officeooo:rsid="002a3a4c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officeooo:rsid="002aa234"/>
    </style:style>
    <style:style style:name="T10" style:family="text">
      <style:text-properties style:font-name="Liberation Serif1" officeooo:rsid="002aaa2a"/>
    </style:style>
    <style:style style:name="T11" style:family="text">
      <style:text-properties style:font-name="Liberation Serif1" officeooo:rsid="002c02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2" style:data-style-name="N0">2</text:variable-set>: <text:span text:style-name="T6">Heisenberg Uncertainty</text:span></text:p>
      <text:p text:style-name="P2"/>
      <text:list xml:id="list7215315861031985112" text:style-name="L1">
        <text:list-item>
          <text:p text:style-name="P4">A ball has a mass of 0.5 kg and is traveling at 20 m/s. <text:s/>The uncertainty in its momentum is 0.02 kgm/s. <text:s/>Calculate the <text:span text:style-name="T7">minimum </text:span>uncertainty in the ball's position.</text:p>
        </text:list-item>
      </text:list>
      <text:p text:style-name="P5"/>
      <text:p text:style-name="P5"/>
      <text:p text:style-name="P5"/>
      <text:p text:style-name="P5"/>
      <text:p text:style-name="P5"/>
      <text:list xml:id="list73714073988772" text:continue-numbering="true" text:style-name="L1">
        <text:list-item>
          <text:p text:style-name="P6">An electron is traveling at 400 m/s <text:span text:style-name="T8">± 0.2 m/s. <text:s/>The mass of an electron is 9.1 x 10</text:span><text:span text:style-name="T4">-31</text:span><text:span text:style-name="T8"> kg. <text:s/>What is the </text:span><text:span text:style-name="T9">minimum</text:span><text:span text:style-name="T8"> uncertainty in the electron's position?</text:span></text:p>
        </text:list-item>
      </text:list>
      <text:p text:style-name="P7"/>
      <text:p text:style-name="P7"/>
      <text:p text:style-name="P7"/>
      <text:p text:style-name="P7"/>
      <text:p text:style-name="P7"><text:span text:style-name="T8"/></text:p>
      <text:list xml:id="list73713077514622" text:continue-numbering="true" text:style-name="L1">
        <text:list-item>
          <text:p text:style-name="P6"><text:span text:style-name="T8"><text:s/></text:span><text:span text:style-name="T10">A virtual photon comes into existence. <text:s/>It has a frequency of 3.1 x 10</text:span><text:span text:style-name="T5">7</text:span><text:span text:style-name="T10"> Hz. </text:span></text:p>
          <text:list>
            <text:list-item>
              <text:p text:style-name="P8"><text:span text:style-name="T8">What is the maximum amount of time the photon could exist? </text:span></text:p>
            </text:list-item>
          </text:list>
        </text:list-item>
      </text:list>
      <text:p text:style-name="P9"/>
      <text:p text:style-name="P9"/>
      <text:p text:style-name="P9"><text:span text:style-name="T8"/></text:p>
      <text:list xml:id="list73715004218067" text:continue-numbering="true" text:style-name="L1">
        <text:list-item>
          <text:list>
            <text:list-item>
              <text:p text:style-name="P8"><text:span text:style-name="T8">What is the maximum distance that the photon could travel?</text:span></text:p>
            </text:list-item>
          </text:list>
        </text:list-item>
      </text:list>
      <text:p text:style-name="P9"/>
      <text:p text:style-name="P9"/>
      <text:p text:style-name="P9"/>
      <text:p text:style-name="P9"><text:span text:style-name="T8"/></text:p>
      <text:list xml:id="list73713929295433" text:continue-numbering="true" text:style-name="L1">
        <text:list-item>
          <text:p text:style-name="P10"><text:span text:style-name="T8">A </text:span><text:span text:style-name="T11">virtual</text:span><text:span text:style-name="T8"> W</text:span><text:span text:style-name="T4">+</text:span><text:span text:style-name="T8"> particle has a mass of 1.429 x 10</text:span><text:span text:style-name="T4">-25</text:span><text:span text:style-name="T8"> kg. <text:s/></text:span></text:p>
          <text:list>
            <text:list-item>
              <text:p text:style-name="P10"><text:span text:style-name="T8">What is the energy equivalent of the particle's mass?</text:span></text:p>
            </text:list-item>
          </text:list>
        </text:list-item>
      </text:list>
      <text:p text:style-name="P11"/>
      <text:p text:style-name="P11"/>
      <text:p text:style-name="P11"><text:span text:style-name="T8"/></text:p>
      <text:list xml:id="list73714787082702" text:continue-numbering="true" text:style-name="L1">
        <text:list-item>
          <text:list>
            <text:list-item>
              <text:p text:style-name="P12"><text:span text:style-name="T8">Assuming that the particle is traveling at nearly the speed of light, what is the maximum kinetic energy of the particle? (ignore relativistic effects).</text:span></text:p>
            </text:list-item>
          </text:list>
        </text:list-item>
      </text:list>
      <text:p text:style-name="P13"/>
      <text:p text:style-name="P13"><text:span text:style-name="T8"/></text:p>
      <text:list xml:id="list73715159444468" text:continue-numbering="true" text:style-name="L1">
        <text:list-item>
          <text:list>
            <text:list-item>
              <text:p text:style-name="P12"><text:span text:style-name="T8">What is the total time that the particle could exist? </text:span></text:p>
            </text:list-item>
          </text:list>
        </text:list-item>
      </text:list>
      <text:p text:style-name="P13"/>
      <text:p text:style-name="P13"/>
      <text:p text:style-name="P13"/>
      <text:list xml:id="list73713510174567" text:continue-numbering="true" text:style-name="L1">
        <text:list-item>
          <text:list>
            <text:list-item>
              <text:p text:style-name="P12"><text:span text:style-name="T8">How far could the W</text:span><text:span text:style-name="T4">+</text:span><text:span text:style-name="T8"> particle travel in that time? </text:span>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><text:span text:style-name="T8"/></text:p>
      <text:list xml:id="list73714086065868" text:continue-numbering="true" text:style-name="L1">
        <text:list-item>
          <text:p text:style-name="P14"><text:soft-page-break/><text:span text:style-name="T8">Explain why electromagnetism has an infinite range while the strong and weak nuclear forces have a very limited range. <text:s/>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8"/></text:p>
      <text:list xml:id="list73714223388054" text:continue-numbering="true" text:style-name="L1">
        <text:list-item>
          <text:p text:style-name="P16"><text:span text:style-name="T8">If there is such a thing as a graviton (which may or may not exist), make an argument as to what characteristics we would expect a graviton to have. <text:s/>Be sure to explain the graviton's expected qualities such as:</text:span></text:p>
        </text:list-item>
      </text:list>
      <text:list xml:id="list1745119210686578365" text:style-name="L2">
        <text:list-item>
          <text:p text:style-name="P17"><text:span text:style-name="T8">mass</text:span></text:p>
        </text:list-item>
        <text:list-item>
          <text:p text:style-name="P17"><text:span text:style-name="T8">electrostatic charge</text:span></text:p>
        </text:list-item>
        <text:list-item>
          <text:p text:style-name="P17"><text:span text:style-name="T8">minimum or maximum energy</text:span></text:p>
        </text:list-item>
        <text:list-item>
          <text:p text:style-name="P18"><text:span text:style-name="T8">interactions with matt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26919b"/>
    </style:style>
    <style:style style:name="MT3" style:family="text">
      <style:text-properties style:text-position="super 58%" officeooo:rsid="0026919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709in" svg:y="-0.4008in" svg:width="0.7in" svg:height="0.7in" draw:z-index="1"><draw:image xlink:href="Pictures/100002010000035900000371847D78E0.png" xlink:type="simple" xlink:show="embed" xlink:actuate="onLoad"/></draw:frame> <text:s text:c="4"/><text:span text:style-name="MT1">Name: <text:tab/><text:tab/></text:span><text:span text:style-name="MT1"><text:date style:data-style-name="N37" text:date-value="2015-01-22T07:37:12.979196333" text:date-adjust="PT24H00M00S">01/23/15</text:date></text:span></text:p>
      </style:header>
      <style:footer>
        <text:p text:style-name="MP1"><text:span text:style-name="MT2">3</text:span><text:span text:style-name="MT3">rd</text:span><text:span text:style-name="MT2"> </text:span>Nine Weeks<text:tab/><text:page-number text:select-page="current">1</text:page-number>/<text:page-count>2</text:page-count><text:tab/>Assignment <text:variable-get text:name="Assignment" style:data-style-name="N0">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06:44:08.065023914</meta:creation-date>
    <meta:editing-duration>PT18M7S</meta:editing-duration>
    <meta:editing-cycles>14</meta:editing-cycles>
    <meta:generator>LibreOffice/4.2.8.2$Linux_X86_64 LibreOffice_project/420$Build-2</meta:generator>
    <meta:initial-creator>Jonas Williamson</meta:initial-creator>
    <dc:date>2015-01-22T07:37:12.907210269</dc:date>
    <dc:creator>Jonas Williamson</dc:creator>
    <meta:document-statistic meta:table-count="0" meta:image-count="1" meta:object-count="0" meta:page-count="2" meta:paragraph-count="19" meta:word-count="256" meta:character-count="1393" meta:non-whitespace-character-count="1150"/>
  </office:meta>
</office:document-meta>
</file>